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20-08-20 20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9184" calcext:value-type="float">
            <text:p>49.85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20-07-21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1744" calcext:value-type="float">
            <text:p>47.48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20-06-18 20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7" calcext:value-type="float">
            <text:p>44.5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20-05-19 19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4696" calcext:value-type="float">
            <text:p>42.1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20-04-20 20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7816" calcext:value-type="float">
            <text:p>40.4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20-03-23 21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8088" calcext:value-type="float">
            <text:p>40.3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20-02-25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5936" calcext:value-type="float">
            <text:p>40.6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20-01-21 20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8856" calcext:value-type="float">
            <text:p>41.1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9-12-17 20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7536" calcext:value-type="float">
            <text:p>42.0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9-11-25 20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3336" calcext:value-type="float">
            <text:p>42.69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9-10-22 19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67656" calcext:value-type="float">
            <text:p>42.96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9-09-25 20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3496" calcext:value-type="float">
            <text:p>43.97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9-08-21 20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5248" calcext:value-type="float">
            <text:p>44.27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9-07-19 19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8968" calcext:value-type="float">
            <text:p>43.55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9-06-20 20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9768" calcext:value-type="float">
            <text:p>42.3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9-05-20 21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432" calcext:value-type="float">
            <text:p>42.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9-04-18 20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3736" calcext:value-type="float">
            <text:p>42.0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9-03-14 21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8576" calcext:value-type="float">
            <text:p>42.7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9-02-14 19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9888" calcext:value-type="float">
            <text:p>43.29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9-01-28 20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82056" calcext:value-type="float">
            <text:p>43.88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8-12-18 20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92696" calcext:value-type="float">
            <text:p>45.19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8-11-19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7536" calcext:value-type="float">
            <text:p>45.81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8-10-15 21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4232" calcext:value-type="float">
            <text:p>46.81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8-09-25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9384" calcext:value-type="float">
            <text:p>47.64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8-08-20 21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23704" calcext:value-type="float">
            <text:p>47.92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8-07-23 20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9432" calcext:value-type="float">
            <text:p>46.50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8-06-21 20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1552" calcext:value-type="float">
            <text:p>44.42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8-05-21 20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5472" calcext:value-type="float">
            <text:p>41.49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8-04-23 21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6624" calcext:value-type="float">
            <text:p>40.8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8-03-12 21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0736" calcext:value-type="float">
            <text:p>40.9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8-02-13 20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0296" calcext:value-type="float">
            <text:p>41.2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8-01-18 21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7-12-20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1416" calcext:value-type="float">
            <text:p>42.57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7-11-21 20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8552" calcext:value-type="float">
            <text:p>43.27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7-10-13 20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7272" calcext:value-type="float">
            <text:p>44.46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7-09-18 21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664" calcext:value-type="float">
            <text:p>45.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7-08-21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764" calcext:value-type="float">
            <text:p>45.88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7-07-20 20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1816" calcext:value-type="float">
            <text:p>45.77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7-06-23 19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5824" calcext:value-type="float">
            <text:p>45.83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7-05-15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296" calcext:value-type="float">
            <text:p>46.5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7-04-17 20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1264" calcext:value-type="float">
            <text:p>47.45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7-03-29 20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952" calcext:value-type="float">
            <text:p>49.4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7-02-27 18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82984" calcext:value-type="float">
            <text:p>49.78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7-01-17 20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5568" calcext:value-type="float">
            <text:p>50.64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6-12-12 21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9464" calcext:value-type="float">
            <text:p>52.09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6-11-22 21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07768" calcext:value-type="float">
            <text:p>53.00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6-10-11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0972" calcext:value-type="float">
            <text:p>54.90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6-09-21 20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21984" calcext:value-type="float">
            <text:p>57.02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6-08-15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84184" calcext:value-type="float">
            <text:p>59.38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6-07-21 20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8576" calcext:value-type="float">
            <text:p>57.94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6-06-21 17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01216" calcext:value-type="float">
            <text:p>52.40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6-05-18 20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61064" calcext:value-type="float">
            <text:p>49.66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6-04-18 20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808" calcext:value-type="float">
            <text:p>49.4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6-03-16 21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5256" calcext:value-type="float">
            <text:p>50.43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6-02-16 20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05944" calcext:value-type="float">
            <text:p>50.60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6-01-25 21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42976" calcext:value-type="float">
            <text:p>51.24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5-12-21 20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0944" calcext:value-type="float">
            <text:p>52.51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5-11-23 20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6344" calcext:value-type="float">
            <text:p>53.80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5-10-13 21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82872" calcext:value-type="float">
            <text:p>54.98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5-09-14 20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788" calcext:value-type="float">
            <text:p>55.42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5-08-12 20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9928" calcext:value-type="float">
            <text:p>55.04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5-07-20 21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46424" calcext:value-type="float">
            <text:p>54.44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5-06-15 21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6624" calcext:value-type="float">
            <text:p>52.23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5-05-19 21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2144" calcext:value-type="float">
            <text:p>50.68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5-04-27 21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3292" calcext:value-type="float">
            <text:p>50.03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5-03-18 22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73384" calcext:value-type="float">
            <text:p>49.1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5-02-23 20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82528" calcext:value-type="float">
            <text:p>49.18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5-01-21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6136" calcext:value-type="float">
            <text:p>49.85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4-12-22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9144" calcext:value-type="float">
            <text:p>49.53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4-11-10 20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2152" calcext:value-type="float">
            <text:p>53.03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4-10-14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9376" calcext:value-type="float">
            <text:p>52.91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4-09-08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54784" calcext:value-type="float">
            <text:p>52.75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4-08-11 20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8648" calcext:value-type="float">
            <text:p>52.42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4-07-14 20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0452" calcext:value-type="float">
            <text:p>51.40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4-06-16 20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1688" calcext:value-type="float">
            <text:p>50.08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4-05-14 20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21696" calcext:value-type="float">
            <text:p>48.62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4-04-16 20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684" calcext:value-type="float">
            <text:p>47.10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4-03-12 20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8096" calcext:value-type="float">
            <text:p>46.48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4-02-19 20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9936" calcext:value-type="float">
            <text:p>45.96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4-01-21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868" calcext:value-type="float">
            <text:p>46.58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3-12-09 20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876" calcext:value-type="float">
            <text:p>47.22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3-11-18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404" calcext:value-type="float">
            <text:p>47.56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3-10-14 20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0216" calcext:value-type="float">
            <text:p>48.21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3-09-16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552" calcext:value-type="float">
            <text:p>47.9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3-08-12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8656" calcext:value-type="float">
            <text:p>47.15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3-07-22 20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8976" calcext:value-type="float">
            <text:p>45.90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3-05-06 21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7856" calcext:value-type="float">
            <text:p>40.7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3-04-02 21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0224" calcext:value-type="float">
            <text:p>39.1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3-01-14 21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4376" calcext:value-type="float">
            <text:p>39.5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2-12-12 21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2-11-19 21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7208" calcext:value-type="float">
            <text:p>40.9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2-10-23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5368" calcext:value-type="float">
            <text:p>41.42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2-08-06 20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8488" calcext:value-type="float">
            <text:p>39.7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2-07-09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7016" calcext:value-type="float">
            <text:p>37.84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2-06-11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8992" calcext:value-type="float">
            <text:p>35.36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2-05-17 20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0816" calcext:value-type="float">
            <text:p>33.96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2-04-23 21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6352" calcext:value-type="float">
            <text:p>33.29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2-03-20 20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5704" calcext:value-type="float">
            <text:p>33.44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2-01-20 16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1384" calcext:value-type="float">
            <text:p>33.17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2-01-18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944" calcext:value-type="float">
            <text:p>33.6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1-12-20 21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52" calcext:value-type="float">
            <text:p>33.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1-11-16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1-10-13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736" calcext:value-type="float">
            <text:p>36.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1-09-14 20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1-08-23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1-07-27 21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1-06-21 20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1-05-20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1-04-19 21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1-03-16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4576" calcext:value-type="float">
            <text:p>37.37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1-02-08 20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1856" calcext:value-type="float">
            <text:p>38.4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1-01-25 18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8576" calcext:value-type="float">
            <text:p>38.8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0-11-08 21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5096" calcext:value-type="float">
            <text:p>41.53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0-08-04 00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4152" calcext:value-type="float">
            <text:p>42.36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50120221901</text:p>
          </table:table-cell>
          <table:table-cell office:value-type="string" calcext:value-type="string">
            <text:p>2010-04-06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8256" calcext:value-type="float">
            <text:p>40.1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11" meta:object-count="0"/>
    <meta:user-defined meta:name="AppVersion">3.0</meta:user-defined>
  </office:meta>
</office:document-meta>
</file>